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9261" officeooo:paragraph-rsid="00139261"/>
    </style:style>
    <style:style style:name="P2" style:family="paragraph" style:parent-style-name="Standard">
      <style:text-properties officeooo:rsid="00139261" officeooo:paragraph-rsid="0016c753"/>
    </style:style>
    <style:style style:name="T1" style:family="text">
      <style:text-properties officeooo:rsid="0016c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:</text:p>
      <text:p text:style-name="P2"><text:tab/><text:span text:style-name="T1">su into root</text:span></text:p>
      <text:p text:style-name="P2"><text:tab/><text:span text:style-name="T1">type “mknod /dev/asciimap c 248 0” into terminal before the first run</text:span></text:p>
      <text:p text:style-name="P2"><text:tab/>Use Makefile by typing “make” into the terminal when in the relevant project folder.</text:p>
      <text:p text:style-name="P2"><text:tab/><text:span text:style-name="T1">Type “make register” to register the driver </text:span></text:p>
      <text:p text:style-name="P2"><text:tab/><text:span text:style-name="T1">call “./mapdriver-test” to run main.c to test the read, write, and lseek commands</text:span></text:p>
      <text:p text:style-name="P1"/>
      <text:p text:style-name="P1">Bugs:</text:p>
      <text:p text:style-name="P1"><text:tab/>ioctl() in section 7 is having issues.</text:p>
      <text:p text:style-name="P1"/>
      <text:p text:style-name="P1">Team Members Names:</text:p>
      <text:p text:style-name="P1"><text:tab/>Eric Nicholson</text:p>
      <text:p text:style-name="P1"><text:tab/>Gabby Kenney</text:p>
      <text:p text:style-name="P1"><text:tab/>Mary Scheyder</text:p>
      <text:p text:style-name="P1"><text:tab/>Andrew Milsap</text:p>
      <text:p text:style-name="P1"/>
      <text:p text:style-name="P1">Special Features:</text:p>
      <text:p text:style-name="P1"><text:tab/>None currently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i230 </meta:initial-creator>
    <meta:creation-date>2015-11-16T18:44:30.351816053</meta:creation-date>
    <meta:generator>LibreOffice/4.2.8.2$Linux_X86_64 LibreOffice_project/420$Build-2</meta:generator>
    <dc:date>2015-11-17T16:03:33.920844128</dc:date>
    <dc:creator>csi230 </dc:creator>
    <meta:editing-duration>P0D</meta:editing-duration>
    <meta:editing-cycles>3</meta:editing-cycles>
    <meta:document-statistic meta:table-count="0" meta:image-count="0" meta:object-count="0" meta:page-count="1" meta:paragraph-count="15" meta:word-count="74" meta:character-count="472" meta:non-whitespace-character-count="401"/>
  </office:meta>
</office:document-meta>
</file>